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Stakeholders" style:family="table">
      <style:table-properties style:width="6.925in" table:align="margins"/>
    </style:style>
    <style:style style:name="Stakeholders.A" style:family="table-column">
      <style:table-column-properties style:column-width="3.4625in" style:rel-column-width="32767*"/>
    </style:style>
    <style:style style:name="Stakeholders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07817e" officeooo:paragraph-rsid="0007817e"/>
    </style:style>
    <style:style style:name="P2" style:family="paragraph" style:parent-style-name="Table_20_Contents">
      <style:text-properties officeooo:rsid="00094c60" officeooo:paragraph-rsid="00094c60"/>
    </style:style>
    <style:style style:name="P3" style:family="paragraph" style:parent-style-name="Table_20_Contents">
      <style:text-properties officeooo:rsid="000b2f90" officeooo:paragraph-rsid="000b2f90"/>
    </style:style>
    <style:style style:name="P4" style:family="paragraph" style:parent-style-name="Table_20_Contents">
      <style:text-properties officeooo:rsid="000bdfff" officeooo:paragraph-rsid="000bdfff"/>
    </style:style>
    <style:style style:name="P5" style:family="paragraph" style:parent-style-name="Table_20_Contents">
      <style:text-properties officeooo:rsid="000cec0a" officeooo:paragraph-rsid="000cec0a"/>
    </style:style>
    <style:style style:name="P6" style:family="paragraph" style:parent-style-name="Table_20_Contents">
      <style:text-properties officeooo:rsid="000ddc56" officeooo:paragraph-rsid="000ddc56"/>
    </style:style>
    <style:style style:name="T1" style:family="text">
      <style:text-properties officeooo:rsid="000b2f90"/>
    </style:style>
    <style:style style:name="T2" style:family="text">
      <style:text-properties officeooo:rsid="000bd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onnen:</text:p>
      <text:p text:style-name="P1"><text:a xlink:type="simple" xlink:href="https://partner.steamgames.com/" text:style-name="Internet_20_link" text:visited-style-name="Visited_20_Internet_20_Link">https://partner.steamgames.com/</text:a></text:p>
      <text:p text:style-name="P1"><text:a xlink:type="simple" xlink:href="https://www.valvesoftware.com/en/" text:style-name="Internet_20_link" text:visited-style-name="Visited_20_Internet_20_Link">https://www.valvesoftware.com/en/</text:a></text:p>
      <text:p text:style-name="P1">https://en.wikipedia.org/wiki/Digital_distribution_of_video_games#PC</text:p>
      <text:p text:style-name="P1"/>
      <text:p text:style-name="P1"/>
      <table:table table:name="Stakeholders" table:style-name="Stakeholders">
        <table:table-column table:style-name="Stakeholders.A" table:number-columns-repeated="2"/>
        <table:table-row table:style-name="TableLine94021485980272">
          <table:table-cell table:style-name="Stakeholders.A1" office:value-type="string">
            <text:p text:style-name="P2">Type stakeholder</text:p>
          </table:table-cell>
          <table:table-cell table:style-name="Stakeholders.A1" office:value-type="string">
            <text:p text:style-name="P2">Stakeholder</text:p>
          </table:table-cell>
        </table:table-row>
        <table:table-row table:style-name="TableLine94021485980272">
          <table:table-cell table:style-name="Stakeholders.A1" office:value-type="string">
            <text:p text:style-name="P2">Partners</text:p>
          </table:table-cell>
          <table:table-cell table:style-name="Stakeholders.A1" office:value-type="string">
            <text:p text:style-name="P2">Game developers via Steamworks, <text:span text:style-name="T1">nieuws</text:span></text:p>
          </table:table-cell>
        </table:table-row>
        <table:table-row table:style-name="TableLine94021485980272">
          <table:table-cell table:style-name="Stakeholders.A1" office:value-type="string">
            <text:p text:style-name="P2">Suppliers</text:p>
          </table:table-cell>
          <table:table-cell table:style-name="Stakeholders.A1" office:value-type="string">
            <text:p text:style-name="Table_20_Contents"/>
          </table:table-cell>
        </table:table-row>
        <table:table-row table:style-name="TableLine94021485980272">
          <table:table-cell table:style-name="Stakeholders.A1" office:value-type="string">
            <text:p text:style-name="P2">Regulators</text:p>
          </table:table-cell>
          <table:table-cell table:style-name="Stakeholders.A1" office:value-type="string">
            <text:p text:style-name="Table_20_Contents"/>
          </table:table-cell>
        </table:table-row>
        <table:table-row table:style-name="TableLine94021485980272">
          <table:table-cell table:style-name="Stakeholders.A1" office:value-type="string">
            <text:p text:style-name="P2">Employees</text:p>
          </table:table-cell>
          <table:table-cell table:style-name="Stakeholders.A1" office:value-type="string">
            <text:p text:style-name="P2">Art, Audio,Business Development, Customer Support, Data Science, Game Design, Hardware Engineering, Human Resources, Product Design, Software Engineering, Techinal Infrastructure, Writing, Other Experts</text:p>
          </table:table-cell>
        </table:table-row>
        <table:table-row table:style-name="TableLine94021485980272">
          <table:table-cell table:style-name="Stakeholders.A1" office:value-type="string">
            <text:p text:style-name="P2">Managers</text:p>
          </table:table-cell>
          <table:table-cell table:style-name="Stakeholders.A1" office:value-type="string">
            <text:p text:style-name="P2">Human Resources</text:p>
          </table:table-cell>
        </table:table-row>
        <table:table-row table:style-name="TableLine94021485980272">
          <table:table-cell table:style-name="Stakeholders.A1" office:value-type="string">
            <text:p text:style-name="P2">Owners</text:p>
          </table:table-cell>
          <table:table-cell table:style-name="Stakeholders.A1" office:value-type="string">
            <text:p text:style-name="P3">Valve geeft op de website aan geen eigenaar te hebben gehad sinds 1996.</text:p>
          </table:table-cell>
        </table:table-row>
        <table:table-row table:style-name="TableLine94021485980272">
          <table:table-cell table:style-name="Stakeholders.A1" office:value-type="string">
            <text:p text:style-name="P2">Competitors</text:p>
            <text:p text:style-name="P2">* <text:span text:style-name="T2">Een aantal van deze digitale distributeurs bieden een aantal of al hun spellen ook aan op steam.</text:span></text:p>
          </table:table-cell>
          <table:table-cell table:style-name="Stakeholders.A1" office:value-type="string">
            <text:p text:style-name="P4">Battle.net, Beamdog, Bethesda.net, Direct2Drive, DotEmu, Epic Games Store, GameHouse, Game Jolt, GamersGate, GOG.com, Green Man Gaming, Itch.io, Mac App Store, Metaboli, Microsoft Store, Origin, Playism, Ubisoft Connect</text:p>
            <text:p text:style-name="P4"/>
            <text:p text:style-name="P5">Sony playstation, Microsoft Xbox, Nintendo</text:p>
          </table:table-cell>
        </table:table-row>
        <table:table-row table:style-name="TableLine94021485980272">
          <table:table-cell table:style-name="Stakeholders.A1" office:value-type="string">
            <text:p text:style-name="P2">Customers</text:p>
          </table:table-cell>
          <table:table-cell table:style-name="Stakeholders.A1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5T12:40:41.424123820</meta:creation-date>
    <dc:date>2021-12-15T13:56:57.278249402</dc:date>
    <meta:editing-duration>PT4M48S</meta:editing-duration>
    <meta:editing-cycles>1</meta:editing-cycles>
    <meta:document-statistic meta:table-count="1" meta:image-count="0" meta:object-count="0" meta:page-count="1" meta:paragraph-count="21" meta:word-count="107" meta:character-count="922" meta:non-whitespace-character-count="836"/>
    <meta:generator>LibreOffice/7.2.3.2$Linux_X86_64 LibreOffice_project/20$Build-2</meta:generator>
  </office:meta>
</office:document-meta>
</file>